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941" officeooo:paragraph-rsid="001fc941"/>
    </style:style>
    <style:style style:name="P2" style:family="paragraph" style:parent-style-name="Standard" style:list-style-name="L1">
      <style:text-properties style:text-line-through-style="solid" style:text-line-through-type="single" officeooo:rsid="001fc941" officeooo:paragraph-rsid="001fc941"/>
    </style:style>
    <style:style style:name="P3" style:family="paragraph" style:parent-style-name="Standard" style:list-style-name="L2">
      <style:text-properties style:text-line-through-style="solid" style:text-line-through-type="single" officeooo:rsid="0020b963" officeooo:paragraph-rsid="0020b963"/>
    </style:style>
    <style:style style:name="P4" style:family="paragraph" style:parent-style-name="Standard" style:list-style-name="L1">
      <style:text-properties officeooo:rsid="001fc941" officeooo:paragraph-rsid="001fc941"/>
    </style:style>
    <style:style style:name="P5" style:family="paragraph" style:parent-style-name="Standard" style:list-style-name="L2">
      <style:text-properties officeooo:rsid="0020b963" officeooo:paragraph-rsid="0020b963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s</text:p>
      <text:p text:style-name="P1"/>
      <text:p text:style-name="P1">Recipe:</text:p>
      <text:list xml:id="list3700263471" text:style-name="L1">
        <text:list-item>
          <text:p text:style-name="P2">recipe should be valid</text:p>
        </text:list-item>
        <text:list-item>
          <text:p text:style-name="P2">name should be present </text:p>
        </text:list-item>
        <text:list-item>
          <text:p text:style-name="P2">description should be present</text:p>
        </text:list-item>
        <text:list-item>
          <text:p text:style-name="P4">chef_id should be present **</text:p>
        </text:list-item>
        <text:list-item>
          <text:p text:style-name="P2">maximum length for name and description, maybe a minimum for description</text:p>
        </text:list-item>
      </text:list>
      <text:p text:style-name="P1"/>
      <text:p text:style-name="P1"/>
      <text:p text:style-name="P1">Chef:</text:p>
      <text:list xml:id="list14746527" text:style-name="L2">
        <text:list-item>
          <text:p text:style-name="P3">chefname should be present </text:p>
        </text:list-item>
        <text:list-item>
          <text:p text:style-name="P3">email should be present</text:p>
        </text:list-item>
        <text:list-item>
          <text:p text:style-name="P5">size restrictions on email<text:span text:style-name="T1"> and chefname</text:span></text:p>
        </text:list-item>
        <text:list-item>
          <text:p text:style-name="P5">email address should be valid format</text:p>
        </text:list-item>
        <text:list-item>
          <text:p text:style-name="P5">email should be unique, case insensitiv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2:10:01.163845350</meta:creation-date>
    <dc:date>2020-05-26T09:30:11.196544030</dc:date>
    <meta:editing-duration>PT14H34M41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13" meta:word-count="67" meta:character-count="366" meta:non-whitespace-character-count="320"/>
  </office:meta>
</office:document-meta>
</file>